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c4f176"/>
    </style:style>
    <style:style style:name="T36" style:family="text">
      <style:text-properties officeooo:rsid="03b4652d"/>
    </style:style>
    <style:style style:name="T37" style:family="text">
      <style:text-properties officeooo:rsid="04b50477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1dff054"/>
    </style:style>
    <style:style style:name="T41" style:family="text">
      <style:text-properties officeooo:rsid="023c6ef8"/>
    </style:style>
    <style:style style:name="T42" style:family="text">
      <style:text-properties officeooo:rsid="023d2c84"/>
    </style:style>
    <style:style style:name="T43" style:family="text">
      <style:text-properties officeooo:rsid="0273d3e5"/>
    </style:style>
    <style:style style:name="T44" style:family="text">
      <style:text-properties officeooo:rsid="02ad4da6"/>
    </style:style>
    <style:style style:name="T45" style:family="text">
      <style:text-properties officeooo:rsid="0303035b"/>
    </style:style>
    <style:style style:name="T46" style:family="text">
      <style:text-properties officeooo:rsid="03041613"/>
    </style:style>
    <style:style style:name="T47" style:family="text">
      <style:text-properties officeooo:rsid="030a829e"/>
    </style:style>
    <style:style style:name="T48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5">Esser-</text:span>Skala, 201<text:span text:style-name="T35">9</text:span></text:p>
      <text:p text:style-name="P22"/>
      <text:p text:style-name="P22"/>
      <text:p text:style-name="P20">© 201<text:span text:style-name="T35">9</text:span> by Wolfgang <text:span text:style-name="T35">Esser-</text:span>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19"/>
      <text:p text:style-name="P21">Music engraving by LilyPond 2.18.0 (http://www.lilypond.org).<text:span text:style-name="T32"><text:line-break/>Front matter</text:span> typeset with EB Garamond (http://www.georgduffner.at/ebgaramond).</text:p>
      <text:p text:style-name="P22"/>
      <text:p text:style-name="P18">First <text:span text:style-name="T35">version</text:span>, <text:span text:style-name="T42">December</text:span> 201<text:span text:style-name="T35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7">a copy in the Benediktinerabtei Niederaltaich. The digital version of the manuscript is available at</text:span></text:p>
      <text:p text:style-name="P16"><text:tab/><text:span text:style-name="T47">https://mirador.acdh.oeaw.ac.at/musikarchivspitz/D-NATk_E21/ </text:span>(siglum<text:span text:style-name="T38"> NA/SP (E-21)</text:span>)<text:span text:style-name="T43">.</text:span></text:p>
      <text:p text:style-name="P7"/>
      <text:p text:style-name="P2">In general, this edition closely follows the <text:span text:style-name="T39">manuscript</text:span>. Any changes <text:span text:style-name="T31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4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45">A, alto; B, basso; cor, horn; fl, flute; </text:span>Ms, manuscript;<text:span text:style-name="T41"> </text:span>org, organ; <text:span text:style-name="T40">r, rest; S, soprano; T, tenore; tr, tromba; timp, timpani; </text:span>vl, violin<text:span text:style-name="T40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<text:soft-page-break/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7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8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36">Esser-</text:span>Skala</text:p>
      <text:p text:style-name="P33"/>
      <text:p text:style-name="P31"><text:line-break/>C O N T E N T S<text:span text:style-name="T46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1T19:47:22.707060245</dc:date>
    <dc:creator>Wolfgang Skala</dc:creator>
    <meta:editing-duration>P8DT14H54M23S</meta:editing-duration>
    <meta:editing-cycles>742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00" meta:character-count="2703" meta:non-whitespace-character-count="2233"/>
  </office:meta>
</office:document-meta>
</file>